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841e7" officeooo:paragraph-rsid="000841e7"/>
    </style:style>
    <style:style style:name="P2" style:family="paragraph" style:parent-style-name="Standard">
      <style:text-properties officeooo:rsid="00098309" officeooo:paragraph-rsid="00098309"/>
    </style:style>
    <style:style style:name="P3" style:family="paragraph" style:parent-style-name="Standard">
      <style:text-properties officeooo:rsid="000b8198" officeooo:paragraph-rsid="000b8198"/>
    </style:style>
    <style:style style:name="P4" style:family="paragraph" style:parent-style-name="Standard">
      <style:text-properties officeooo:rsid="000b8198" officeooo:paragraph-rsid="000ca08d"/>
    </style:style>
    <style:style style:name="P5" style:family="paragraph" style:parent-style-name="Standard">
      <style:text-properties officeooo:rsid="000b8198" officeooo:paragraph-rsid="00098309"/>
    </style:style>
    <style:style style:name="P6" style:family="paragraph" style:parent-style-name="Standard">
      <style:text-properties officeooo:rsid="000ca08d" officeooo:paragraph-rsid="000ca08d"/>
    </style:style>
    <style:style style:name="P7" style:family="paragraph" style:parent-style-name="Standard" style:list-style-name="L1">
      <style:text-properties officeooo:paragraph-rsid="000ca08d"/>
    </style:style>
    <style:style style:name="P8" style:family="paragraph" style:parent-style-name="Standard" style:list-style-name="L2">
      <style:text-properties officeooo:paragraph-rsid="000ca08d"/>
    </style:style>
    <style:style style:name="P9" style:family="paragraph" style:parent-style-name="Standard">
      <style:text-properties fo:font-weight="bold" officeooo:rsid="000b8198" officeooo:paragraph-rsid="000ca08d" style:font-weight-asian="bold" style:font-weight-complex="bold"/>
    </style:style>
    <style:style style:name="P10" style:family="paragraph" style:parent-style-name="Standard">
      <style:text-properties fo:font-weight="bold" officeooo:rsid="000b8198" officeooo:paragraph-rsid="000b819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cb28d" officeooo:paragraph-rsid="000cb28d" style:font-weight-asian="bold" style:font-weight-complex="bold"/>
    </style:style>
    <style:style style:name="P12" style:family="paragraph" style:parent-style-name="Standard">
      <style:text-properties fo:font-weight="bold" officeooo:rsid="000ca08d" officeooo:paragraph-rsid="000cb28d" style:font-weight-asian="bold" style:font-weight-complex="bold"/>
    </style:style>
    <style:style style:name="P13" style:family="paragraph" style:parent-style-name="Standard">
      <style:text-properties fo:font-weight="bold" officeooo:rsid="000ca08d" officeooo:paragraph-rsid="000ca08d" style:font-weight-asian="bold" style:font-weight-complex="bold"/>
    </style:style>
    <style:style style:name="P14" style:family="paragraph" style:parent-style-name="Standard" style:list-style-name="L3">
      <style:text-properties officeooo:paragraph-rsid="000ca08d"/>
    </style:style>
    <style:style style:name="P15" style:family="paragraph" style:parent-style-name="Standard" style:list-style-name="L4">
      <style:text-properties officeooo:paragraph-rsid="000ca08d"/>
    </style:style>
    <style:style style:name="P16" style:family="paragraph" style:parent-style-name="Standard" style:list-style-name="L5">
      <style:text-properties officeooo:paragraph-rsid="000b8198"/>
    </style:style>
    <style:style style:name="P17" style:family="paragraph" style:parent-style-name="Standard" style:list-style-name="L6">
      <style:text-properties officeooo:paragraph-rsid="000ca08d"/>
    </style:style>
    <style:style style:name="P18" style:family="paragraph" style:parent-style-name="Standard" style:list-style-name="L7">
      <style:text-properties officeooo:paragraph-rsid="000ca08d"/>
    </style:style>
    <style:style style:name="P19" style:family="paragraph" style:parent-style-name="Standard" style:list-style-name="L8">
      <style:text-properties officeooo:paragraph-rsid="000ca08d"/>
    </style:style>
    <style:style style:name="P20" style:family="paragraph" style:parent-style-name="Standard" style:list-style-name="L8">
      <style:text-properties officeooo:paragraph-rsid="000cb28d"/>
    </style:style>
    <style:style style:name="P21" style:family="paragraph" style:parent-style-name="Standard" style:list-style-name="L9">
      <style:text-properties officeooo:paragraph-rsid="000ca08d"/>
    </style:style>
    <style:style style:name="P22" style:family="paragraph" style:parent-style-name="Standard" style:list-style-name="L10">
      <style:text-properties officeooo:paragraph-rsid="000cb28d"/>
    </style:style>
    <style:style style:name="P23" style:family="paragraph" style:parent-style-name="Standard" style:list-style-name="L11">
      <style:text-properties officeooo:paragraph-rsid="000ca08d"/>
    </style:style>
    <style:style style:name="T1" style:family="text">
      <style:text-properties officeooo:rsid="000b8198"/>
    </style:style>
    <style:style style:name="T2" style:family="text">
      <style:text-properties officeooo:rsid="000ca0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b28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stmortem </text:p>
      <text:p text:style-name="P5"/>
      <text:p text:style-name="P3"/>
      <text:p text:style-name="P4"><text:span text:style-name="T3">Duration</text:span>: </text:p>
      <text:list xml:id="list2411415026" text:style-name="L1">
        <text:list-item>
          <text:p text:style-name="P7"><text:span text:style-name="T1">The incidence occurred at February 16, 10 am and lasted for 30 minute.</text:span></text:p>
        </text:list-item>
      </text:list>
      <text:p text:style-name="P4"><text:span text:style-name="T3">Impact:</text:span> </text:p>
      <text:list xml:id="list2241377641" text:style-name="L2">
        <text:list-item>
          <text:p text:style-name="P8"><text:span text:style-name="T1">the impact led to service disruption, resulting in intermittent access to we resources served <text:s/>by <text:tab/></text:span></text:p>
        </text:list-item>
      </text:list>
      <text:p text:style-name="P3"><text:tab/>nginx.</text:p>
      <text:p text:style-name="P9">Affected users: </text:p>
      <text:list xml:id="list1714967180" text:style-name="L3">
        <text:list-item>
          <text:p text:style-name="P14"><text:span text:style-name="T1">the incidence affected all users attempting to access <text:s/>to web service.</text:span></text:p>
        </text:list-item>
      </text:list>
      <text:p text:style-name="P9">Root cause:</text:p>
      <text:list xml:id="list1013964884" text:style-name="L4">
        <text:list-item>
          <text:p text:style-name="P15"><text:span text:style-name="T1">the root cause of the problem was identified as </text:span><text:span text:style-name="T2">mis-</text:span><text:span text:style-name="T1">configuration in the Nginx server block setting.</text:span></text:p>
        </text:list-item>
      </text:list>
      <text:p text:style-name="P3"/>
      <text:p text:style-name="P3"/>
      <text:p text:style-name="P10">Timeline</text:p>
      <text:p text:style-name="P10"/>
      <text:p text:style-name="P3">16/12/2024 10:00 – incident begins</text:p>
      <text:list xml:id="list216729029" text:style-name="L5">
        <text:list-item>
          <text:p text:style-name="P16"><text:span text:style-name="T1">user reported intermittent error and slow response time when accessing web resource. </text:span></text:p>
        </text:list-item>
      </text:list>
      <text:p text:style-name="P4">6/12/2024 10:<text:span text:style-name="T2">20 – identified impact on Nginx server</text:span></text:p>
      <text:list xml:id="list4243680078" text:style-name="L6">
        <text:list-item>
          <text:p text:style-name="P17"><text:span text:style-name="T2">monitoring system detected in increase HTTP 5xx error code and spike in server response time.</text:span></text:p>
        </text:list-item>
      </text:list>
      <text:p text:style-name="P4">6/12/2024 10:<text:span text:style-name="T2">30 : Mitigation step initiated.</text:span></text:p>
      <text:list xml:id="list341520721" text:style-name="L7">
        <text:list-item>
          <text:p text:style-name="P18"><text:span text:style-name="T2">The Mis-configured server block was identified and corrected in the Nginx configuration file.</text:span></text:p>
        </text:list-item>
        <text:list-item>
          <text:p text:style-name="P18"><text:span text:style-name="T2">Nginx server was restarted to apply configuration change.</text:span></text:p>
        </text:list-item>
      </text:list>
      <text:p text:style-name="P4">6/12/2024 10:<text:span text:style-name="T2">40 Server restored to normal.</text:span></text:p>
      <text:p text:style-name="P4"/>
      <text:list xml:id="list2961405893" text:style-name="L8">
        <text:list-item>
          <text:p text:style-name="P19"><text:span text:style-name="T2">After the configuration file was applied <text:s/>and Nginx was restarted. Web resource was accessed without any error.</text:span></text:p>
        </text:list-item>
      </text:list>
      <text:p text:style-name="P4"/>
      <text:list xml:id="list230039423246033" text:continue-numbering="true" text:style-name="L8">
        <text:list-item>
          <text:p text:style-name="P20"><text:span text:style-name="T2">Monitoring system confirmed return to expected performance.</text:span></text:p>
        </text:list-item>
      </text:list>
      <text:p text:style-name="P11"><text:span text:style-name="T2">Preventive measure</text:span></text:p>
      <text:list xml:id="list4044136345" text:style-name="L9">
        <text:list-item>
          <text:p text:style-name="P21"><text:span text:style-name="T2">Implement strict configuration validation <text:s/>process to catch </text:span><text:span text:style-name="T4">mis -</text:span><text:span text:style-name="T2">configurationism before deployment</text:span></text:p>
        </text:list-item>
      </text:list>
      <text:p text:style-name="P12"><text:span text:style-name="T4">R</text:span>esponse improvement : </text:p>
      <text:list xml:id="list415158670" text:style-name="L10">
        <text:list-item>
          <text:p text:style-name="P22"><text:span text:style-name="T2">Enhance monitoring system to provide real-time alert for configuration error and anomaly in server performance.</text:span></text:p>
        </text:list-item>
      </text:list>
      <text:p text:style-name="P6"/>
      <text:p text:style-name="P13">Follow-up actions</text:p>
      <text:list xml:id="list3808089847" text:style-name="L11">
        <text:list-item>
          <text:p text:style-name="P23"><text:span text:style-name="T2">conduct comprehensive review of Nginx con fig file to identify and rectify any potential </text:span><text:span text:style-name="T4">Mis-</text:span><text:span text:style-name="T2">configuration.</text:span></text:p>
        </text:list-item>
        <text:list-item>
          <text:p text:style-name="P23"><text:span text:style-name="T2">Implement automation configuration validation to verify the correctness of Nginx server block setting <text:s/>before deployment.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2:07:44.438040400</meta:creation-date>
    <dc:date>2024-02-19T23:00:38.886398534</dc:date>
    <meta:editing-duration>PT6M</meta:editing-duration>
    <meta:editing-cycles>1</meta:editing-cycles>
    <meta:document-statistic meta:table-count="0" meta:image-count="0" meta:object-count="0" meta:page-count="1" meta:paragraph-count="28" meta:word-count="236" meta:character-count="1589" meta:non-whitespace-character-count="1379"/>
    <meta:generator>LibreOffice/7.3.7.2$Linux_X86_64 LibreOffice_project/30$Build-2</meta:generator>
  </office:meta>
</office:document-meta>
</file>